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 with 1 page, no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l" fo:country="NL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nl" fo:country="NL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editing-cycles>1</meta:editing-cycles>
    <meta:creation-date>2017-03-07T08:37:00</meta:creation-date>
    <dc:date>2017-03-07T08:38:00</dc:date>
    <meta:editing-duration>PT1S</meta:editing-duration>
    <meta:generator>LibreOffice/4.4.7.2$Linux_X86_64 LibreOffice_project/f3153a8b245191196a4b6b9abd1d0da16eead600</meta:generator>
    <meta:document-statistic meta:table-count="0" meta:image-count="0" meta:object-count="0" meta:page-count="1" meta:paragraph-count="1" meta:word-count="7" meta:character-count="32" meta:non-whitespace-character-count="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